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6" style:family="table-cell" style:parent-style-name="Default" style:data-style-name="N3">
      <style:table-cell-properties fo:border="thin solid #000000"/>
      <style:text-properties fo:font-size="12pt" style:font-size-asian="12pt" style:font-size-complex="12pt"/>
    </style:style>
    <style:style style:name="ce7" style:family="table-cell" style:parent-style-name="Default" style:data-style-name="N4">
      <style:table-cell-properties fo:border="thin solid #000000"/>
      <style:text-properties fo:font-size="12pt" style:font-size-asian="12pt" style:font-size-complex="12pt"/>
    </style:style>
    <style:style style:name="ce8" style:family="table-cell" style:parent-style-name="Default" style:data-style-name="N3">
      <style:table-cell-properties fo:border="thin solid #000000" fo:background-color="#D9D9D9"/>
      <style:text-properties fo:font-size="12pt" style:font-size-asian="12pt" style:font-size-complex="12pt"/>
    </style:style>
    <style:style style:name="ce9" style:family="table-cell" style:parent-style-name="Default" style:data-style-name="N4">
      <style:table-cell-properties fo:border="thin solid #000000" fo:background-color="#D9D9D9"/>
      <style:text-properties fo:font-size="12pt" style:font-size-asian="12pt" style:font-size-complex="12pt"/>
    </style:style>
    <style:style style:name="ce10" style:family="table-cell" style:parent-style-name="Default" style:data-style-name="N36">
      <style:table-cell-properties fo:border="thin solid #000000"/>
      <style:text-properties fo:font-size="12pt" style:font-size-asian="12pt" style:font-size-complex="12pt"/>
    </style:style>
    <style:style style:name="ce11" style:family="table-cell" style:parent-style-name="Default" style:data-style-name="N36">
      <style:table-cell-properties fo:border="thin solid #000000" fo:background-color="#D9D9D9"/>
      <style:text-properties fo:font-size="12pt" style:font-size-asian="12pt" style:font-size-complex="12pt"/>
    </style:style>
    <style:style style:name="ce12" style:family="table-cell" style:parent-style-name="Default" style:data-style-name="N36">
      <style:table-cell-properties fo:border-top="thin solid #000000" fo:border-bottom="thin solid #000000" fo:border-left="thin solid #000000" fo:border-right="none" fo:background-color="#D9D9D9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order="thin solid #000000" style:vertical-align="automatic" fo:wrap-option="wrap"/>
      <style:text-properties fo:font-size="9pt" style:font-size-asian="9pt" style:font-size-complex="9pt"/>
    </style:style>
    <style:style style:name="ce14" style:family="table-cell" style:parent-style-name="Default" style:data-style-name="N0">
      <style:text-properties fo:font-size="12pt" style:font-size-asian="12pt" style:font-size-complex="12pt"/>
    </style:style>
    <style:style style:name="ce15" style:family="table-cell" style:parent-style-name="Default" style:data-style-name="N37">
      <style:text-properties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1447619047619cm"/>
    </style:style>
    <style:style style:name="co3" style:family="table-column">
      <style:table-column-properties fo:break-before="auto" style:column-width="10.492619047619cm"/>
    </style:style>
    <style:style style:name="co4" style:family="table-column">
      <style:table-column-properties fo:break-before="auto" style:column-width="8.46666666666667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35642857142857cm"/>
    </style:style>
    <style:style style:name="co7" style:family="table-column">
      <style:table-column-properties fo:break-before="auto" style:column-width="5.1102380952381cm"/>
    </style:style>
    <style:style style:name="ro1" style:family="table-row">
      <style:table-row-properties style:row-height="130.5pt" style:use-optimal-row-height="false" fo:break-before="auto"/>
    </style:style>
    <style:style style:name="ro2" style:family="table-row">
      <style:table-row-properties style:row-height="93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_Sheet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number-columns-repeated="36" table:default-cell-style-name="ce14"/>
        <table:table-column table:style-name="co7" table:default-cell-style-name="ce14"/>
        <table:table-column table:style-name="co1" table:number-columns-repeated="16342" table:default-cell-style-name="ce14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2">
            <text:p>Non-Payroll staff costs;</text:p>
            <text:p>Contingent labour</text:p>
          </table:table-cell>
          <table:table-cell office:value-type="string" table:style-name="ce2">
            <text:p>Non-Payroll staff costs;</text:p>
            <text:p>Consultancy</text:p>
          </table:table-cell>
          <table:table-cell office:value-type="string" table:style-name="ce2">
            <text:p>Non-Payroll staff costs;</text:p>
            <text:p>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office:value-type="string" table:style-name="ce3">
            <text:p>Comments</text:p>
          </table:table-cell>
          <table:table-cell table:number-columns-repeated="16342" table:style-name="ce4"/>
        </table:table-row>
        <table:table-row table:style-name="ro2">
          <table:table-cell office:value-type="float" office:value="2023" table:style-name="ce5">
            <text:p>2023</text:p>
          </table:table-cell>
          <table:table-cell office:value-type="string" table:style-name="ce5">
            <text:p>September</text:p>
          </table:table-cell>
          <table:table-cell office:value-type="string" table:style-name="ce5">
            <text:p>Home Office (excl agencies)</text:p>
          </table:table-cell>
          <table:table-cell office:value-type="string" table:style-name="ce5">
            <text:p>Ministerial Department</text:p>
          </table:table-cell>
          <table:table-cell office:value-type="string" table:style-name="ce5">
            <text:p>Home Office</text:p>
          </table:table-cell>
          <table:table-cell office:value-type="float" office:value="9484" table:style-name="ce6">
            <text:p>9,484</text:p>
          </table:table-cell>
          <table:table-cell office:value-type="float" office:value="8606.1794331637157" table:style-name="ce7">
            <text:p>8,606.18</text:p>
          </table:table-cell>
          <table:table-cell office:value-type="float" office:value="19860" table:style-name="ce6">
            <text:p>19,860</text:p>
          </table:table-cell>
          <table:table-cell office:value-type="float" office:value="18536.539663692278" table:style-name="ce7">
            <text:p>18,536.54</text:p>
          </table:table-cell>
          <table:table-cell office:value-type="float" office:value="11891" table:style-name="ce6">
            <text:p>11,891</text:p>
          </table:table-cell>
          <table:table-cell office:value-type="float" office:value="11533.884858106805" table:style-name="ce7">
            <text:p>11,533.88</text:p>
          </table:table-cell>
          <table:table-cell office:value-type="float" office:value="4559" table:style-name="ce6">
            <text:p>4,559</text:p>
          </table:table-cell>
          <table:table-cell office:value-type="float" office:value="4468.6177027032045" table:style-name="ce7">
            <text:p>4,468.62</text:p>
          </table:table-cell>
          <table:table-cell office:value-type="float" office:value="355" table:style-name="ce6">
            <text:p>355</text:p>
          </table:table-cell>
          <table:table-cell office:value-type="float" office:value="350.9432432433" table:style-name="ce7">
            <text:p>350.94</text:p>
          </table:table-cell>
          <table:table-cell office:value-type="float" office:value="171" table:style-name="ce6">
            <text:p>171</text:p>
          </table:table-cell>
          <table:table-cell office:value-type="float" office:value="168.15701180539997" table:style-name="ce7">
            <text:p>168.16</text:p>
          </table:table-cell>
          <table:table-cell office:value-type="float" office:value="46320" table:style-name="ce8">
            <text:p>46,320</text:p>
          </table:table-cell>
          <table:table-cell office:value-type="float" office:value="43664.321912714709" table:style-name="ce9">
            <text:p>43,664.32</text:p>
          </table:table-cell>
          <table:table-cell office:value-type="float" office:value="4844" table:style-name="ce6">
            <text:p>4,844</text:p>
          </table:table-cell>
          <table:table-cell office:value-type="float" office:value="4682.0445143459001" table:style-name="ce7">
            <text:p>4,682.04</text:p>
          </table:table-cell>
          <table:table-cell office:value-type="float" office:value="628" table:style-name="ce6">
            <text:p>628</text:p>
          </table:table-cell>
          <table:table-cell office:value-type="float" office:value="623.63243243229999" table:style-name="ce7">
            <text:p>623.6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5472" table:style-name="ce8">
            <text:p>5,472</text:p>
          </table:table-cell>
          <table:table-cell office:value-type="float" office:value="5305.6769467781996" table:style-name="ce9">
            <text:p>5,305.68</text:p>
          </table:table-cell>
          <table:table-cell table:style-name="ce7"/>
          <table:table-cell office:value-type="float" office:value="51792" table:style-name="ce8">
            <text:p>51,792</text:p>
          </table:table-cell>
          <table:table-cell office:value-type="float" office:value="48969.998859492909" table:style-name="ce9">
            <text:p>48,970.00</text:p>
          </table:table-cell>
          <table:table-cell office:value-type="currency" office:value="130593793.55000001" table:style-name="ce10">
            <text:p>£130,593,793.55</text:p>
          </table:table-cell>
          <table:table-cell office:value-type="currency" office:value="13489724.10999999" table:style-name="ce10">
            <text:p>£13,489,724.11</text:p>
          </table:table-cell>
          <table:table-cell office:value-type="currency" office:value="6926471.2300000004" table:style-name="ce10">
            <text:p>£6,926,471.23</text:p>
          </table:table-cell>
          <table:table-cell office:value-type="currency" office:value="2204963.3999999994" table:style-name="ce10">
            <text:p>£2,204,963.40</text:p>
          </table:table-cell>
          <table:table-cell office:value-type="currency" office:value="38283057.270000011" table:style-name="ce10">
            <text:p>£38,283,057.27</text:p>
          </table:table-cell>
          <table:table-cell office:value-type="currency" office:value="15336812.65" table:style-name="ce10">
            <text:p>£15,336,812.65</text:p>
          </table:table-cell>
          <table:table-cell office:value-type="currency" office:value="206834822.21000001" table:style-name="ce11">
            <text:p>£206,834,822.21</text:p>
          </table:table-cell>
          <table:table-cell office:value-type="currency" office:value="23809784.220000003" table:style-name="ce10">
            <text:p>£23,809,784.22</text:p>
          </table:table-cell>
          <table:table-cell office:value-type="currency" office:value="11891404.729999999" table:style-name="ce10">
            <text:p>£11,891,404.73</text:p>
          </table:table-cell>
          <table:table-cell office:value-type="currency" office:value="35701188.950000003" table:style-name="ce11">
            <text:p>£35,701,188.95</text:p>
          </table:table-cell>
          <table:table-cell office:value-type="currency" office:value="242536011.16000003" table:style-name="ce12">
            <text:p>£242,536,011.16</text:p>
          </table:table-cell>
          <table:table-cell office:value-type="string" table:style-name="ce13">
            <text:p>Please note that we are unable to provide the data for “Non-payroll staff; Consultancy; Number of Contracts” at this time, as the data we hold doesn’t have the granularity to report to this level. Therefore, this column is left blank.</text:p>
          </table:table-cell>
          <table:table-cell table:number-columns-repeated="16342" table:style-name="ce14"/>
        </table:table-row>
        <table:table-row table:style-name="ro3">
          <table:table-cell office:value-type="float" office:value="2023" table:style-name="ce5">
            <text:p>2023</text:p>
          </table:table-cell>
          <table:table-cell office:value-type="string" table:style-name="ce5">
            <text:p>September</text:p>
          </table:table-cell>
          <table:table-cell office:value-type="string" table:style-name="ce5">
            <text:p>Disclosure and Barring Service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386" table:style-name="ce6">
            <text:p>386</text:p>
          </table:table-cell>
          <table:table-cell office:value-type="float" office:value="288.8783783760997" table:style-name="ce7">
            <text:p>288.88</text:p>
          </table:table-cell>
          <table:table-cell office:value-type="float" office:value="330" table:style-name="ce6">
            <text:p>330</text:p>
          </table:table-cell>
          <table:table-cell office:value-type="float" office:value="292.54232432400016" table:style-name="ce7">
            <text:p>292.54</text:p>
          </table:table-cell>
          <table:table-cell office:value-type="float" office:value="472" table:style-name="ce6">
            <text:p>472</text:p>
          </table:table-cell>
          <table:table-cell office:value-type="float" office:value="454.52432432379999" table:style-name="ce7">
            <text:p>454.52</text:p>
          </table:table-cell>
          <table:table-cell office:value-type="float" office:value="103" table:style-name="ce6">
            <text:p>103</text:p>
          </table:table-cell>
          <table:table-cell office:value-type="float" office:value="100.15189189189999" table:style-name="ce7">
            <text:p>100.15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7">
            <text:p>1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1301" table:style-name="ce8">
            <text:p>1,301</text:p>
          </table:table-cell>
          <table:table-cell office:value-type="float" office:value="1146.0969189158" table:style-name="ce9">
            <text:p>1,146.1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22" table:style-name="ce6">
            <text:p>22</text:p>
          </table:table-cell>
          <table:table-cell office:value-type="float" office:value="22" table:style-name="ce7">
            <text:p>22.00</text:p>
          </table:table-cell>
          <table:table-cell office:value-type="float" office:value="22" table:style-name="ce8">
            <text:p>22</text:p>
          </table:table-cell>
          <table:table-cell office:value-type="float" office:value="22" table:style-name="ce9">
            <text:p>22.00</text:p>
          </table:table-cell>
          <table:table-cell table:style-name="ce7"/>
          <table:table-cell office:value-type="float" office:value="1323" table:style-name="ce8">
            <text:p>1,323</text:p>
          </table:table-cell>
          <table:table-cell office:value-type="float" office:value="1168.0969189158" table:style-name="ce9">
            <text:p>1,168.10</text:p>
          </table:table-cell>
          <table:table-cell office:value-type="currency" office:value="2890347.4400000009" table:style-name="ce10">
            <text:p>£2,890,347.44</text:p>
          </table:table-cell>
          <table:table-cell office:value-type="currency" office:value="316655.98" table:style-name="ce10">
            <text:p>£316,655.98</text:p>
          </table:table-cell>
          <table:table-cell office:value-type="currency" office:value="0" table:style-name="ce10">
            <text:p>£0.00</text:p>
          </table:table-cell>
          <table:table-cell office:value-type="currency" office:value="186201.67" table:style-name="ce10">
            <text:p>£186,201.67</text:p>
          </table:table-cell>
          <table:table-cell office:value-type="currency" office:value="858599.08" table:style-name="ce10">
            <text:p>£858,599.08</text:p>
          </table:table-cell>
          <table:table-cell office:value-type="currency" office:value="340196.25" table:style-name="ce10">
            <text:p>£340,196.25</text:p>
          </table:table-cell>
          <table:table-cell office:value-type="currency" office:value="4592000.4200000009" table:style-name="ce11">
            <text:p>£4,592,000.42</text:p>
          </table:table-cell>
          <table:table-cell office:value-type="currency" office:value="353489.82" table:style-name="ce10">
            <text:p>£353,489.82</text:p>
          </table:table-cell>
          <table:table-cell office:value-type="currency" office:value="0" table:style-name="ce10">
            <text:p>£0.00</text:p>
          </table:table-cell>
          <table:table-cell office:value-type="currency" office:value="353489.82" table:style-name="ce11">
            <text:p>£353,489.82</text:p>
          </table:table-cell>
          <table:table-cell office:value-type="currency" office:value="4945490.2400000012" table:style-name="ce12">
            <text:p>£4,945,490.24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3" table:style-name="ce5">
            <text:p>2023</text:p>
          </table:table-cell>
          <table:table-cell office:value-type="string" table:style-name="ce5">
            <text:p>September</text:p>
          </table:table-cell>
          <table:table-cell office:value-type="string" table:style-name="ce5">
            <text:p>Independent Office for Police Conduct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175" table:style-name="ce6">
            <text:p>175</text:p>
          </table:table-cell>
          <table:table-cell office:value-type="float" office:value="170.29" table:style-name="ce7">
            <text:p>170.29</text:p>
          </table:table-cell>
          <table:table-cell office:value-type="float" office:value="405" table:style-name="ce6">
            <text:p>405</text:p>
          </table:table-cell>
          <table:table-cell office:value-type="float" office:value="383.24" table:style-name="ce7">
            <text:p>383.24</text:p>
          </table:table-cell>
          <table:table-cell office:value-type="float" office:value="397" table:style-name="ce6">
            <text:p>397</text:p>
          </table:table-cell>
          <table:table-cell office:value-type="float" office:value="389.94" table:style-name="ce7">
            <text:p>389.94</text:p>
          </table:table-cell>
          <table:table-cell office:value-type="float" office:value="40" table:style-name="ce6">
            <text:p>40</text:p>
          </table:table-cell>
          <table:table-cell office:value-type="float" office:value="39" table:style-name="ce7">
            <text:p>39.00</text:p>
          </table:table-cell>
          <table:table-cell office:value-type="float" office:value="14" table:style-name="ce6">
            <text:p>14</text:p>
          </table:table-cell>
          <table:table-cell office:value-type="float" office:value="14" table:style-name="ce7">
            <text:p>14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1031" table:style-name="ce8">
            <text:p>1,031</text:p>
          </table:table-cell>
          <table:table-cell office:value-type="float" office:value="996.47" table:style-name="ce9">
            <text:p>996.47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9">
            <text:p>1.00</text:p>
          </table:table-cell>
          <table:table-cell table:style-name="ce7"/>
          <table:table-cell office:value-type="float" office:value="1032" table:style-name="ce8">
            <text:p>1,032</text:p>
          </table:table-cell>
          <table:table-cell office:value-type="float" office:value="997.47" table:style-name="ce9">
            <text:p>997.47</text:p>
          </table:table-cell>
          <table:table-cell office:value-type="currency" office:value="3140760" table:style-name="ce10">
            <text:p>£3,140,760.00</text:p>
          </table:table-cell>
          <table:table-cell office:value-type="currency" office:value="123197" table:style-name="ce10">
            <text:p>£123,197.00</text:p>
          </table:table-cell>
          <table:table-cell office:value-type="currency" office:value="0" table:style-name="ce10">
            <text:p>£0.00</text:p>
          </table:table-cell>
          <table:table-cell office:value-type="currency" office:value="16861" table:style-name="ce10">
            <text:p>£16,861.00</text:p>
          </table:table-cell>
          <table:table-cell office:value-type="currency" office:value="872023" table:style-name="ce10">
            <text:p>£872,023.00</text:p>
          </table:table-cell>
          <table:table-cell office:value-type="currency" office:value="360808" table:style-name="ce10">
            <text:p>£360,808.00</text:p>
          </table:table-cell>
          <table:table-cell office:value-type="currency" office:value="4513649" table:style-name="ce11">
            <text:p>£4,513,649.00</text:p>
          </table:table-cell>
          <table:table-cell office:value-type="currency" office:value="3360" table:style-name="ce10">
            <text:p>£3,36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3360" table:style-name="ce11">
            <text:p>£3,360.00</text:p>
          </table:table-cell>
          <table:table-cell office:value-type="currency" office:value="4517009" table:style-name="ce12">
            <text:p>£4,517,009.00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3" table:style-name="ce5">
            <text:p>2023</text:p>
          </table:table-cell>
          <table:table-cell office:value-type="string" table:style-name="ce5">
            <text:p>September</text:p>
          </table:table-cell>
          <table:table-cell office:value-type="string" table:style-name="ce5">
            <text:p>Office of the Immigration Services Commissioner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9" table:style-name="ce6">
            <text:p>9</text:p>
          </table:table-cell>
          <table:table-cell office:value-type="float" office:value="8.1999999999999993" table:style-name="ce7">
            <text:p>8.20</text:p>
          </table:table-cell>
          <table:table-cell office:value-type="float" office:value="10" table:style-name="ce6">
            <text:p>10</text:p>
          </table:table-cell>
          <table:table-cell office:value-type="float" office:value="10" table:style-name="ce7">
            <text:p>10.00</text:p>
          </table:table-cell>
          <table:table-cell office:value-type="float" office:value="40" table:style-name="ce6">
            <text:p>40</text:p>
          </table:table-cell>
          <table:table-cell office:value-type="float" office:value="38.75" table:style-name="ce7">
            <text:p>38.75</text:p>
          </table:table-cell>
          <table:table-cell office:value-type="float" office:value="4" table:style-name="ce6">
            <text:p>4</text:p>
          </table:table-cell>
          <table:table-cell office:value-type="float" office:value="3.9" table:style-name="ce7">
            <text:p>3.90</text:p>
          </table:table-cell>
          <table:table-cell office:value-type="float" office:value="3" table:style-name="ce6">
            <text:p>3</text:p>
          </table:table-cell>
          <table:table-cell office:value-type="float" office:value="2.8" table:style-name="ce7">
            <text:p>2.8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66" table:style-name="ce8">
            <text:p>66</text:p>
          </table:table-cell>
          <table:table-cell office:value-type="float" office:value="63.65" table:style-name="ce9">
            <text:p>63.6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.00</text:p>
          </table:table-cell>
          <table:table-cell table:style-name="ce7"/>
          <table:table-cell office:value-type="float" office:value="66" table:style-name="ce8">
            <text:p>66</text:p>
          </table:table-cell>
          <table:table-cell office:value-type="float" office:value="63.65" table:style-name="ce9">
            <text:p>63.65</text:p>
          </table:table-cell>
          <table:table-cell office:value-type="currency" office:value="210861.02" table:style-name="ce10">
            <text:p>£210,861.02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580.46" table:style-name="ce10">
            <text:p>£580.46</text:p>
          </table:table-cell>
          <table:table-cell office:value-type="currency" office:value="54000.51" table:style-name="ce10">
            <text:p>£54,000.51</text:p>
          </table:table-cell>
          <table:table-cell office:value-type="currency" office:value="21807.75" table:style-name="ce10">
            <text:p>£21,807.75</text:p>
          </table:table-cell>
          <table:table-cell office:value-type="currency" office:value="287249.74" table:style-name="ce11">
            <text:p>£287,249.74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287249.74" table:style-name="ce12">
            <text:p>£287,249.74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3" table:style-name="ce5">
            <text:p>2023</text:p>
          </table:table-cell>
          <table:table-cell office:value-type="string" table:style-name="ce5">
            <text:p>September</text:p>
          </table:table-cell>
          <table:table-cell office:value-type="string" table:style-name="ce5">
            <text:p>Security Industry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87" table:style-name="ce6">
            <text:p>87</text:p>
          </table:table-cell>
          <table:table-cell office:value-type="float" office:value="81.95" table:style-name="ce7">
            <text:p>81.95</text:p>
          </table:table-cell>
          <table:table-cell office:value-type="float" office:value="127" table:style-name="ce6">
            <text:p>127</text:p>
          </table:table-cell>
          <table:table-cell office:value-type="float" office:value="125.49" table:style-name="ce7">
            <text:p>125.49</text:p>
          </table:table-cell>
          <table:table-cell office:value-type="float" office:value="99" table:style-name="ce6">
            <text:p>99</text:p>
          </table:table-cell>
          <table:table-cell office:value-type="float" office:value="97.84" table:style-name="ce7">
            <text:p>97.84</text:p>
          </table:table-cell>
          <table:table-cell office:value-type="float" office:value="22" table:style-name="ce6">
            <text:p>22</text:p>
          </table:table-cell>
          <table:table-cell office:value-type="float" office:value="20.7" table:style-name="ce7">
            <text:p>20.70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7">
            <text:p>5.00</text:p>
          </table:table-cell>
          <table:table-cell office:value-type="float" office:value="6" table:style-name="ce6">
            <text:p>6</text:p>
          </table:table-cell>
          <table:table-cell office:value-type="float" office:value="1" table:style-name="ce7">
            <text:p>1.00</text:p>
          </table:table-cell>
          <table:table-cell office:value-type="float" office:value="346" table:style-name="ce8">
            <text:p>346</text:p>
          </table:table-cell>
          <table:table-cell office:value-type="float" office:value="331.97999999999996" table:style-name="ce9">
            <text:p>331.98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7">
            <text:p>3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9">
            <text:p>3.00</text:p>
          </table:table-cell>
          <table:table-cell table:style-name="ce7"/>
          <table:table-cell office:value-type="float" office:value="349" table:style-name="ce8">
            <text:p>349</text:p>
          </table:table-cell>
          <table:table-cell office:value-type="float" office:value="334.97999999999996" table:style-name="ce9">
            <text:p>334.98</text:p>
          </table:table-cell>
          <table:table-cell office:value-type="currency" office:value="1039081.74" table:style-name="ce10">
            <text:p>£1,039,081.74</text:p>
          </table:table-cell>
          <table:table-cell office:value-type="currency" office:value="11175.9" table:style-name="ce10">
            <text:p>£11,175.90</text:p>
          </table:table-cell>
          <table:table-cell office:value-type="currency" office:value="2082.5" table:style-name="ce10">
            <text:p>£2,082.50</text:p>
          </table:table-cell>
          <table:table-cell office:value-type="currency" office:value="5268.7" table:style-name="ce10">
            <text:p>£5,268.70</text:p>
          </table:table-cell>
          <table:table-cell office:value-type="currency" office:value="265450.90999999997" table:style-name="ce10">
            <text:p>£265,450.91</text:p>
          </table:table-cell>
          <table:table-cell office:value-type="currency" office:value="110906.88" table:style-name="ce10">
            <text:p>£110,906.88</text:p>
          </table:table-cell>
          <table:table-cell office:value-type="currency" office:value="1433966.63" table:style-name="ce11">
            <text:p>£1,433,966.63</text:p>
          </table:table-cell>
          <table:table-cell office:value-type="currency" office:value="0" table:style-name="ce10">
            <text:p>£0.00</text:p>
          </table:table-cell>
          <table:table-cell office:value-type="currency" office:value="44525" table:style-name="ce10">
            <text:p>£44,525.00</text:p>
          </table:table-cell>
          <table:table-cell office:value-type="currency" office:value="44525" table:style-name="ce11">
            <text:p>£44,525.00</text:p>
          </table:table-cell>
          <table:table-cell office:value-type="currency" office:value="1478491.63" table:style-name="ce12">
            <text:p>£1,478,491.63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3" table:style-name="ce5">
            <text:p>2023</text:p>
          </table:table-cell>
          <table:table-cell office:value-type="string" table:style-name="ce5">
            <text:p>September</text:p>
          </table:table-cell>
          <table:table-cell office:value-type="string" table:style-name="ce5">
            <text:p>Gangmasters &amp; Labour Abuse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6" table:style-name="ce6">
            <text:p>6</text:p>
          </table:table-cell>
          <table:table-cell office:value-type="float" office:value="6" table:style-name="ce7">
            <text:p>6.00</text:p>
          </table:table-cell>
          <table:table-cell office:value-type="float" office:value="9" table:style-name="ce6">
            <text:p>9</text:p>
          </table:table-cell>
          <table:table-cell office:value-type="float" office:value="8.5" table:style-name="ce7">
            <text:p>8.50</text:p>
          </table:table-cell>
          <table:table-cell office:value-type="float" office:value="91" table:style-name="ce6">
            <text:p>91</text:p>
          </table:table-cell>
          <table:table-cell office:value-type="float" office:value="89.13" table:style-name="ce7">
            <text:p>89.13</text:p>
          </table:table-cell>
          <table:table-cell office:value-type="float" office:value="11" table:style-name="ce6">
            <text:p>11</text:p>
          </table:table-cell>
          <table:table-cell office:value-type="float" office:value="10.81" table:style-name="ce7">
            <text:p>10.81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7">
            <text:p>3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120" table:style-name="ce8">
            <text:p>120</text:p>
          </table:table-cell>
          <table:table-cell office:value-type="float" office:value="117.44" table:style-name="ce9">
            <text:p>117.4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.00</text:p>
          </table:table-cell>
          <table:table-cell table:style-name="ce7"/>
          <table:table-cell office:value-type="float" office:value="120" table:style-name="ce8">
            <text:p>120</text:p>
          </table:table-cell>
          <table:table-cell office:value-type="float" office:value="117.44" table:style-name="ce9">
            <text:p>117.44</text:p>
          </table:table-cell>
          <table:table-cell office:value-type="currency" office:value="346372.86" table:style-name="ce10">
            <text:p>£346,372.86</text:p>
          </table:table-cell>
          <table:table-cell office:value-type="currency" office:value="7148.67" table:style-name="ce10">
            <text:p>£7,148.67</text:p>
          </table:table-cell>
          <table:table-cell office:value-type="currency" office:value="0" table:style-name="ce10">
            <text:p>£0.00</text:p>
          </table:table-cell>
          <table:table-cell office:value-type="currency" office:value="158.4" table:style-name="ce10">
            <text:p>£158.40</text:p>
          </table:table-cell>
          <table:table-cell office:value-type="currency" office:value="87561.63" table:style-name="ce10">
            <text:p>£87,561.63</text:p>
          </table:table-cell>
          <table:table-cell office:value-type="currency" office:value="37502.94" table:style-name="ce10">
            <text:p>£37,502.94</text:p>
          </table:table-cell>
          <table:table-cell office:value-type="currency" office:value="478744.5" table:style-name="ce11">
            <text:p>£478,744.50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478744.5" table:style-name="ce12">
            <text:p>£478,744.50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table:number-columns-repeated="36" table:style-name="ce14"/>
          <table:table-cell table:style-name="ce15"/>
          <table:table-cell table:number-columns-repeated="2" table:style-name="ce14"/>
          <table:table-cell table:number-columns-repeated="2" table:style-name="ce15"/>
          <table:table-cell table:number-columns-repeated="16343" table:style-name="ce14"/>
        </table:table-row>
        <table:table-row table:style-name="ro3">
          <table:table-cell table:number-columns-repeated="36" table:style-name="ce14"/>
          <table:table-cell table:style-name="ce15"/>
          <table:table-cell table:number-columns-repeated="2" table:style-name="ce14"/>
          <table:table-cell table:number-columns-repeated="2" table:style-name="ce15"/>
          <table:table-cell table:number-columns-repeated="10" table:style-name="ce14"/>
          <table:table-cell table:number-columns-repeated="16333" table:style-name="ce1"/>
        </table:table-row>
        <table:table-row table:style-name="ro3">
          <table:table-cell table:number-columns-repeated="16384"/>
        </table:table-row>
        <table:table-row table:number-rows-repeated="11" table:style-name="ro3">
          <table:table-cell table:number-columns-repeated="36" table:style-name="ce14"/>
          <table:table-cell table:style-name="ce15"/>
          <table:table-cell table:number-columns-repeated="2" table:style-name="ce14"/>
          <table:table-cell table:number-columns-repeated="2" table:style-name="ce15"/>
          <table:table-cell table:number-columns-repeated="10" table:style-name="ce14"/>
          <table:table-cell table:number-columns-repeated="16333" table:style-name="ce1"/>
        </table:table-row>
        <table:table-row table:style-name="ro3">
          <table:table-cell table:number-columns-repeated="51" table:style-name="ce14"/>
          <table:table-cell table:number-columns-repeated="16333" table:style-name="ce1"/>
        </table:table-row>
        <table:table-row table:number-rows-repeated="104855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Raji Mathew John</meta:initial-creator>
    <dc:creator>Raji Mathew John</dc:creator>
    <meta:creation-date>2022-05-25T10:02:41Z</meta:creation-date>
    <dc:date>2023-10-30T09:52:30Z</dc:date>
  </office:meta>
</office:document-meta>
</file>